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2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198a8a" draw:textarea-horizontal-align="center" draw:textarea-vertical-align="middle"/>
    </style:style>
    <style:style style:name="gr6" style:family="graphic" style:parent-style-name="standard">
      <style:graphic-properties draw:fill-color="#23b8dc" draw:textarea-horizontal-align="center" draw:textarea-vertical-align="middle"/>
    </style:style>
    <style:style style:name="gr7" style:family="graphic" style:parent-style-name="standard">
      <style:graphic-properties draw:fill-color="#00ae00" draw:textarea-horizontal-align="center" draw:textarea-vertical-align="middle"/>
    </style:style>
    <style:style style:name="gr8" style:family="graphic" style:parent-style-name="standard">
      <style:graphic-properties draw:fill-color="#94bd5e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ff" draw:fill-color="#ffff99" draw:textarea-horizontal-align="center" draw:textarea-vertical-align="middle"/>
    </style:style>
    <style:style style:name="gr12" style:family="graphic" style:parent-style-name="standard">
      <style:graphic-properties draw:fill-color="#e6e64c" draw:textarea-horizontal-align="center" draw:textarea-vertical-align="middle"/>
    </style:style>
    <style:style style:name="gr13" style:family="graphic" style:parent-style-name="standard">
      <style:graphic-properties svg:stroke-color="#0000ff" draw:fill-color="#ffcc99" draw:textarea-horizontal-align="center" draw:textarea-vertical-align="middle"/>
    </style:style>
    <style:style style:name="gr14" style:family="graphic" style:parent-style-name="standard">
      <style:graphic-properties draw:fill-color="#ff9966" draw:textarea-horizontal-align="center" draw:textarea-vertical-align="middle"/>
    </style:style>
    <style:style style:name="gr15" style:family="graphic" style:parent-style-name="standard">
      <style:graphic-properties draw:fill-color="#ff6633" draw:textarea-horizontal-align="center" draw:textarea-vertical-align="middle"/>
    </style:style>
    <style:style style:name="gr16" style:family="graphic" style:parent-style-name="standard">
      <style:graphic-properties draw:fill-color="#cc6633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0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ff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fill-color="#0099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style:style style:name="T9" style:family="text">
      <style:text-properties fo:font-family="'Liberation Sans'" style:font-style-name="Regular" style:font-family-generic="swiss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0" style:family="text">
      <style:text-properties fo:font-family="'Liberation Sans'" style:font-family-generic="roman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1" style:family="text">
      <style:text-properties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custom-shape draw:style-name="gr1" draw:text-style-name="P2" draw:layer="layout" svg:width="3.8cm" svg:height="0.8cm" svg:x="20.82cm" svg:y="13.945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35.011cm" svg:y1="12.1cm" svg:x2="39.011cm" svg:y2="12.1cm">
          <text:p/>
        </draw:line>
        <draw:line draw:style-name="gr3" draw:text-style-name="P1" draw:layer="layout" svg:x1="32.011cm" svg:y1="9.7cm" svg:x2="36.011cm" svg:y2="9.7cm">
          <text:p/>
        </draw:line>
        <draw:custom-shape draw:style-name="gr1" draw:text-style-name="P2" draw:layer="layout" svg:width="3.8cm" svg:height="0.8cm" svg:x="39.6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20.5cm">
          <text:p text:style-name="P1"><text:span text:style-name="T2">NAObject</text:span></text:p>
        </draw:rect>
        <draw:rect draw:style-name="gr5" draw:text-style-name="P4" draw:layer="layout" svg:width="4cm" svg:height="1.4cm" svg:x="18cm" svg:y="17cm">
          <text:p text:style-name="P1"><text:span text:style-name="T3">NAPivot</text:span></text:p>
        </draw:rect>
        <draw:rect draw:style-name="gr6" draw:text-style-name="P4" draw:layer="layout" svg:width="4cm" svg:height="1.4cm" svg:x="13cm" svg:y="20.5cm">
          <text:p text:style-name="P1"><text:span text:style-name="T3">NAGConf</text:span></text:p>
        </draw:rect>
        <draw:rect draw:style-name="gr7" draw:text-style-name="P4" draw:layer="layout" svg:width="4cm" svg:height="1.4cm" svg:x="50cm" svg:y="18.5cm">
          <text:p text:style-name="P1"><text:span text:style-name="T3">NAXMLWriter</text:span></text:p>
        </draw:rect>
        <draw:rect draw:style-name="gr8" draw:text-style-name="P4" draw:layer="layout" svg:width="4cm" svg:height="1.4cm" svg:x="23cm" svg:y="11cm">
          <text:p text:style-name="P1"><text:span text:style-name="T3">NautilusActions</text:span></text:p>
        </draw:rect>
        <draw:rect draw:style-name="gr9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0" draw:text-style-name="P5" draw:layer="layout" svg:width="2.331cm" svg:height="1.547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9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1" draw:text-style-name="P3" draw:layer="layout" svg:width="4cm" svg:height="1.4cm" svg:x="28cm" svg:y="8.5cm">
          <text:p text:style-name="P1"><text:span text:style-name="T2">BaseApplication</text:span></text:p>
        </draw:rect>
        <draw:rect draw:style-name="gr12" draw:text-style-name="P4" draw:layer="layout" svg:width="4cm" svg:height="1.4cm" svg:x="31cm" svg:y="11cm">
          <text:p text:style-name="P1"><text:span text:style-name="T3">NactApplication</text:span></text:p>
        </draw:rect>
        <draw:rect draw:style-name="gr13" draw:text-style-name="P3" draw:layer="layout" svg:width="4cm" svg:height="1.4cm" svg:x="36cm" svg:y="8.5cm">
          <text:p text:style-name="P1"><text:span text:style-name="T2">BaseWindow</text:span></text:p>
        </draw:rect>
        <draw:rect draw:style-name="gr14" draw:text-style-name="P4" draw:layer="layout" svg:width="4cm" svg:height="1.4cm" svg:x="39cm" svg:y="11cm">
          <text:p text:style-name="P1"><text:span text:style-name="T3">NactWindow</text:span></text:p>
        </draw:rect>
        <draw:rect draw:style-name="gr15" draw:text-style-name="P4" draw:layer="layout" svg:width="4cm" svg:height="1.4cm" svg:x="42cm" svg:y="13.5cm">
          <text:p text:style-name="P1"><text:span text:style-name="T3">NactAssistant</text:span></text:p>
        </draw:rect>
        <draw:rect draw:style-name="gr16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6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5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7" draw:text-style-name="P1" draw:layer="layout" svg:x1="38cm" svg:y1="11.695cm" svg:x2="39.001cm" svg:y2="11.695cm">
            <text:p/>
          </draw:line>
          <draw:line draw:style-name="gr18" draw:text-style-name="P1" draw:layer="layout" svg:x1="38.001cm" svg:y1="9.895cm" svg:x2="38.001cm" svg:y2="11.694cm">
            <text:p/>
          </draw:line>
        </draw:g>
        <draw:g>
          <draw:line draw:style-name="gr17" draw:text-style-name="P1" draw:layer="layout" svg:x1="44cm" svg:y1="16.7cm" svg:x2="45.001cm" svg:y2="16.7cm">
            <text:p/>
          </draw:line>
          <draw:line draw:style-name="gr18" draw:text-style-name="P1" draw:layer="layout" svg:x1="44.001cm" svg:y1="19.206cm" svg:x2="44.001cm" svg:y2="14.906cm">
            <text:p/>
          </draw:line>
          <draw:line draw:style-name="gr17" draw:text-style-name="P1" draw:layer="layout" svg:x1="44cm" svg:y1="19.2cm" svg:x2="45.001cm" svg:y2="19.2cm">
            <text:p/>
          </draw:line>
        </draw:g>
        <draw:g>
          <draw:line draw:style-name="gr17" draw:text-style-name="P1" draw:layer="layout" svg:x1="7.003cm" svg:y1="23.7cm" svg:x2="8.004cm" svg:y2="23.7cm">
            <text:p/>
          </draw:line>
          <draw:line draw:style-name="gr18" draw:text-style-name="P1" draw:layer="layout" svg:x1="7.012cm" svg:y1="23.669cm" svg:x2="7.009cm" svg:y2="21.914cm">
            <text:p/>
          </draw:line>
        </draw:g>
        <draw:g>
          <draw:line draw:style-name="gr17" draw:text-style-name="P1" draw:layer="layout" svg:x1="30.008cm" svg:y1="11.696cm" svg:x2="31.009cm" svg:y2="11.696cm">
            <text:p/>
          </draw:line>
          <draw:line draw:style-name="gr18" draw:text-style-name="P1" draw:layer="layout" svg:x1="30.009cm" svg:y1="9.896cm" svg:x2="30.009cm" svg:y2="11.695cm">
            <text:p/>
          </draw:line>
        </draw:g>
        <draw:g>
          <draw:line draw:style-name="gr17" draw:text-style-name="P1" draw:layer="layout" svg:x1="40.997cm" svg:y1="14.202cm" svg:x2="41.998cm" svg:y2="14.202cm">
            <text:p/>
          </draw:line>
          <draw:line draw:style-name="gr18" draw:text-style-name="P1" draw:layer="layout" svg:x1="40.995cm" svg:y1="12.402cm" svg:x2="40.994cm" svg:y2="21.702cm">
            <text:p/>
          </draw:line>
          <draw:line draw:style-name="gr17" draw:text-style-name="P1" draw:layer="layout" svg:x1="41cm" svg:y1="21.7cm" svg:x2="42.001cm" svg:y2="21.7cm">
            <text:p/>
          </draw:line>
        </draw:g>
        <draw:rect draw:style-name="gr9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0" draw:text-style-name="P5" draw:layer="layout" svg:width="3.072cm" svg:height="1.979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19" draw:text-style-name="P4" draw:layer="layout" svg:width="4cm" svg:height="1.4cm" svg:x="30.9cm" svg:y="6.001cm">
          <text:p text:style-name="P1"><text:span text:style-name="T3">nact-main.c</text:span></text:p>
        </draw:rect>
        <draw:line draw:style-name="gr20" draw:text-style-name="P1" draw:layer="layout" svg:x1="25.002cm" svg:y1="7.476cm" svg:x2="25.002cm" svg:y2="11.003cm">
          <text:p/>
        </draw:line>
        <draw:line draw:style-name="gr20" draw:text-style-name="P1" draw:layer="layout" svg:x1="33.002cm" svg:y1="7.476cm" svg:x2="33.002cm" svg:y2="11.003cm">
          <text:p/>
        </draw:line>
        <draw:frame draw:style-name="gr10" draw:text-style-name="P6" draw:layer="layout" svg:width="2.907cm" svg:height="0.607cm" svg:x="7.002cm" svg:y="21.89cm">
          <draw:text-box>
            <text:p><text:span text:style-name="T5">pure virtual class</text:span></text:p>
          </draw:text-box>
        </draw:frame>
        <draw:frame draw:style-name="gr10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0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15.581cm" svg:y="19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20.8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2" draw:text-style-name="P1" draw:layer="layout" svg:x1="26.428cm" svg:y1="17.337cm" svg:x2="26.415cm" svg:y2="12.43cm">
            <text:p/>
          </draw:line>
          <draw:line draw:style-name="gr23" draw:text-style-name="P1" draw:layer="layout" svg:x1="22.012cm" svg:y1="17.301cm" svg:x2="26.403cm" svg:y2="17.301cm">
            <text:p/>
          </draw:line>
        </draw:g>
        <draw:g>
          <draw:line draw:style-name="gr22" draw:text-style-name="P1" draw:layer="layout" svg:x1="31.608cm" svg:y1="17.511cm" svg:x2="31.603cm" svg:y2="12.43cm">
            <text:p/>
          </draw:line>
          <draw:line draw:style-name="gr23" draw:text-style-name="P1" draw:layer="layout" svg:x1="22.013cm" svg:y1="17.616cm" svg:x2="31.629cm" svg:y2="17.614cm">
            <text:p/>
          </draw:line>
        </draw:g>
        <draw:rect draw:style-name="gr7" draw:text-style-name="P4" draw:layer="layout" svg:width="4cm" svg:height="1.4cm" svg:x="50cm" svg:y="16cm">
          <text:p text:style-name="P1"><text:span text:style-name="T3">NAXMLReader</text:span></text:p>
        </draw:rect>
        <draw:frame draw:style-name="gr10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0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2" draw:text-style-name="P1" draw:layer="layout" svg:x1="17.168cm" svg:y1="17.697cm" svg:x2="17.17cm" svg:y2="19.252cm">
            <text:p/>
          </draw:line>
          <draw:line draw:style-name="gr23" draw:text-style-name="P1" draw:layer="layout" svg:x1="17.977cm" svg:y1="17.708cm" svg:x2="17.173cm" svg:y2="17.708cm">
            <text:p/>
          </draw:line>
        </draw:g>
        <draw:frame draw:style-name="gr10" draw:text-style-name="P10" draw:layer="layout" svg:width="8.85cm" svg:height="0.607cm" svg:x="49.453cm" svg:y="40.317cm">
          <draw:text-box>
            <text:p><text:span text:style-name="T9">Copyright ©</text:span><text:span text:style-name="T10"> </text:span><text:span text:style-name="T11">2009, 2010 Pierre Wieser for Nautilus-Actions.</text:span></text:p>
          </draw:text-box>
        </draw:frame>
        <draw:rect draw:style-name="gr14" draw:text-style-name="P4" draw:layer="layout" svg:width="4.5cm" svg:height="1.4cm" svg:x="46.2cm" svg:y="23.501cm">
          <text:p text:style-name="P1"><text:span text:style-name="T3">NactPreferencesDialog</text:span></text:p>
        </draw:rect>
        <draw:g>
          <draw:line draw:style-name="gr24" draw:text-style-name="P1" draw:layer="layout" svg:x1="44.974cm" svg:y1="24.19cm" svg:x2="44.974cm" svg:y2="22.414cm">
            <text:p/>
          </draw:line>
          <draw:line draw:style-name="gr20" draw:text-style-name="P1" draw:layer="layout" svg:x1="44.958cm" svg:y1="24.151cm" svg:x2="46.266cm" svg:y2="24.151cm">
            <text:p/>
          </draw:line>
        </draw:g>
        <draw:custom-shape draw:style-name="gr1" draw:text-style-name="P2" draw:layer="layout" svg:width="3.8cm" svg:height="0.8cm" svg:x="44.592cm" svg:y="25.407cm">
          <text:p text:style-name="P1"><text:span text:style-name="T1">NAIPrefs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8cm" svg:y="23cm">
          <text:p text:style-name="P1"><text:span text:style-name="T2">NAObjectId</text:span></text:p>
        </draw:rect>
        <draw:frame draw:style-name="gr10" draw:text-style-name="P6" draw:layer="layout" svg:width="2.907cm" svg:height="0.607cm" svg:x="10.003cm" svg:y="24.391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2.592cm" svg:y="22.307cm">
          <text:p text:style-name="P1"><text:span text:style-name="T1">NAIDuplicable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5" draw:text-style-name="P4" draw:layer="layout" svg:width="4cm" svg:height="1.4cm" svg:x="14.02cm" svg:y="28.046cm">
          <text:p text:style-name="P1"><text:span text:style-name="T3">NAObjectAction</text:span></text:p>
        </draw:rect>
        <draw:rect draw:style-name="gr25" draw:text-style-name="P4" draw:layer="layout" svg:width="4cm" svg:height="1.4cm" svg:x="11cm" svg:y="33cm">
          <text:p text:style-name="P1"><text:span text:style-name="T3">NAObjectProfile</text:span></text:p>
        </draw:rect>
        <draw:rect draw:style-name="gr25" draw:text-style-name="P4" draw:layer="layout" svg:width="4cm" svg:height="1.4cm" svg:x="14.02cm" svg:y="30.446cm">
          <text:p text:style-name="P1"><text:span text:style-name="T3">NAObjectMenu</text:span></text:p>
        </draw:rect>
        <draw:rect draw:style-name="gr4" draw:text-style-name="P3" draw:layer="layout" svg:width="4cm" svg:height="1.4cm" svg:x="11cm" svg:y="25.5cm">
          <text:p text:style-name="P1"><text:span text:style-name="T2">NAObjectItem</text:span></text:p>
        </draw:rect>
        <draw:g>
          <draw:line draw:style-name="gr17" draw:text-style-name="P1" draw:layer="layout" svg:x1="13.003cm" svg:y1="28.746cm" svg:x2="14.004cm" svg:y2="28.746cm">
            <text:p/>
          </draw:line>
          <draw:line draw:style-name="gr18" draw:text-style-name="P1" draw:layer="layout" svg:x1="13.01cm" svg:y1="31.155cm" svg:x2="13.004cm" svg:y2="26.914cm">
            <text:p/>
          </draw:line>
          <draw:line draw:style-name="gr17" draw:text-style-name="P1" draw:layer="layout" svg:x1="13.003cm" svg:y1="31.146cm" svg:x2="14.004cm" svg:y2="31.146cm">
            <text:p/>
          </draw:line>
        </draw:g>
        <draw:frame draw:style-name="gr10" draw:text-style-name="P6" draw:layer="layout" svg:width="2.907cm" svg:height="0.607cm" svg:x="13.003cm" svg:y="26.891cm">
          <draw:text-box>
            <text:p><text:span text:style-name="T5">pure virtual class</text:span></text:p>
          </draw:text-box>
        </draw:frame>
        <draw:g>
          <draw:line draw:style-name="gr18" draw:text-style-name="P1" draw:layer="layout" svg:x1="9.998cm" svg:y1="33.686cm" svg:x2="9.998cm" svg:y2="24.421cm">
            <text:p/>
          </draw:line>
          <draw:line draw:style-name="gr17" draw:text-style-name="P1" draw:layer="layout" svg:x1="9.999cm" svg:y1="26.198cm" svg:x2="11cm" svg:y2="26.198cm">
            <text:p/>
          </draw:line>
          <draw:line draw:style-name="gr17" draw:text-style-name="P1" draw:layer="layout" svg:x1="10cm" svg:y1="33.698cm" svg:x2="11.001cm" svg:y2="33.6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10-01-23T14:42:10</dc:date>
    <dc:creator>Pierre </dc:creator>
    <meta:editing-duration>PT113H25M26S</meta:editing-duration>
    <meta:editing-cycles>25</meta:editing-cycles>
    <meta:generator>OpenOffice.org/3.1$Linux OpenOffice.org_project/310m19$Build-9420</meta:generator>
    <meta:document-statistic meta:object-count="88"/>
  </office:meta>
</office:document-meta>
</file>